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250300">
            <text:p>2503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-6600">
            <text:p>-6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9700">
            <text:p>9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H66];[.H99];[.H131])" office:value-type="float" office:value="6072.97610944865">
            <text:p>6072.9761094487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formula="of:=SUM([.L2:.L34])" office:value-type="float" office:value="156000">
            <text:p>156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2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773.04347826087">
            <text:p>2773.0434782609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773.04347826087">
            <text:p>2773.043478260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773.04347826087">
            <text:p>2773.043478260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6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6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189.04347826087">
            <text:p>2189.043478260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A165];[.C165];[.E165];[.F165])" office:value-type="float" office:value="1816.52173913043">
            <text:p>1816.5217391304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773.04347826087">
            <text:p>2773.043478260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773.04347826087">
            <text:p>2773.043478260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65];[.A165])" office:value-type="float" office:value="828.173913043478">
            <text:p>828.1739130435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12.17391304348">
            <text:p>2212.17391304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];[.B165];[.D165];[.E165];[.F165])" office:value-type="float" office:value="2368.69565217391">
            <text:p>2368.695652173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];[.B165];[.C165];[.E165];[.F165])" office:value-type="float" office:value="2377.39130434783">
            <text:p>2377.391304347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165:.F165])" office:value-type="float" office:value="2773.04347826087">
            <text:p>2773.043478260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2*[.A165]+[.E165]" office:value-type="float" office:value="1488.34782608696">
            <text:p>1488.34782608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formula="of:=[.A136]/23" office:value-type="float" office:value="452.173913043478">
            <text:p>452.1739130435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7/02/2016</text:date>, <text:time>11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2T11:13:54</dc:date>
    <meta:editing-duration>P8DT9H43M17S</meta:editing-duration>
    <meta:editing-cycles>2741</meta:editing-cycles>
    <meta:generator>OpenOffice/4.1.2$Unix OpenOffice.org_project/412m3$Build-9782</meta:generator>
    <meta:document-statistic meta:table-count="15" meta:cell-count="6807" meta:object-count="0"/>
  </office:meta>
</office:document-meta>
</file>